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GUIA GUTIERREZ, ANTHONY WILFRE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ACHACAMAC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EGUIA GUTIERREZ, ANTHONY WILFRE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8185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5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5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67149212</text:p>
          </table:table-cell>
          <table:table-cell table:style-name="Tabla2.A2" office:value-type="string">
            <text:p text:style-name="P7">5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A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2:16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